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BANTO RODRIGUEZ, ESTEBAN</text:p>
            <text:p text:style-name="P5"><text:span text:style-name="T15">Dni</text:span><text:span text:style-name="T14">:4791415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P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BANTO RODRIGUEZ, ESTEB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91415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58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74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024606</text:span></text:p>
          </table:table-cell>
          <table:table-cell table:style-name="Tabla3.A2" office:value-type="string">
            <text:p text:style-name="P6"><text:span text:style-name="T11">LA2256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17:26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